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Heading2" style:master-page-name="MP0" style:family="paragraph">
      <style:paragraph-properties fo:break-before="page"/>
    </style:style>
    <style:style style:name="P2" style:parent-style-name="PreformattedText" style:family="paragraph">
      <style:paragraph-properties fo:margin-bottom="0.1965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/>
    <style:style style:name="P5" style:parent-style-name="PreformattedText" style:family="paragraph">
      <style:paragraph-properties fo:margin-bottom="0.1965in"/>
    </style:style>
    <style:style style:name="P6" style:parent-style-name="PreformattedText" style:family="paragraph">
      <style:paragraph-properties fo:margin-bottom="0.1965in"/>
    </style:style>
    <style:style style:name="P7" style:parent-style-name="Textbody" style:family="paragraph"/>
    <style:style style:name="P8" style:parent-style-name="PreformattedText" style:family="paragraph">
      <style:paragraph-properties fo:margin-bottom="0.1965in"/>
    </style:style>
    <style:style style:name="P9" style:parent-style-name="PreformattedText" style:family="paragraph">
      <style:paragraph-properties fo:margin-bottom="0.1965in"/>
    </style:style>
    <style:style style:name="P10" style:parent-style-name="Textbody" style:family="paragraph"/>
    <style:style style:name="P11" style:parent-style-name="PreformattedText" style:family="paragraph">
      <style:paragraph-properties fo:margin-bottom="0.1965in"/>
    </style:style>
    <style:style style:name="P12" style:parent-style-name="PreformattedText" style:family="paragraph">
      <style:paragraph-properties fo:margin-bottom="0.1965in"/>
    </style:style>
    <style:style style:name="P13" style:parent-style-name="Textbody" style:family="paragraph"/>
    <style:style style:name="P14" style:parent-style-name="PreformattedText" style:family="paragraph">
      <style:paragraph-properties fo:margin-bottom="0.1965in"/>
    </style:style>
    <style:style style:name="P15" style:parent-style-name="PreformattedText" style:family="paragraph">
      <style:paragraph-properties fo:margin-bottom="0.1965in"/>
    </style:style>
    <style:style style:name="P16" style:parent-style-name="PreformattedText" style:family="paragraph">
      <style:paragraph-properties fo:margin-bottom="0.1965in"/>
    </style:style>
    <style:style style:name="P17" style:parent-style-name="PreformattedText" style:family="paragraph">
      <style:paragraph-properties fo:margin-bottom="0.1965in"/>
    </style:style>
    <style:style style:name="P18" style:parent-style-name="Textbody" style:family="paragraph"/>
    <style:style style:name="P19" style:parent-style-name="PreformattedText" style:family="paragraph">
      <style:paragraph-properties fo:margin-bottom="0.1965in"/>
    </style:style>
    <style:style style:name="P20" style:parent-style-name="PreformattedText" style:family="paragraph">
      <style:paragraph-properties fo:margin-bottom="0.1965in"/>
    </style:style>
    <style:style style:name="P21" style:parent-style-name="PreformattedText" style:family="paragraph">
      <style:paragraph-properties fo:margin-bottom="0.1965in"/>
    </style:style>
    <style:style style:name="P22" style:parent-style-name="Textbody" style:family="paragraph"/>
    <style:style style:name="P23" style:parent-style-name="PreformattedText" style:family="paragraph">
      <style:paragraph-properties fo:margin-bottom="0.1965in"/>
    </style:style>
    <style:style style:name="P24" style:parent-style-name="PreformattedText" style:family="paragraph">
      <style:paragraph-properties fo:margin-bottom="0.1965in"/>
    </style:style>
    <style:style style:name="P25" style:parent-style-name="Textbody" style:family="paragraph"/>
    <style:style style:name="P26" style:parent-style-name="PreformattedText" style:family="paragraph">
      <style:paragraph-properties fo:margin-bottom="0.1965in"/>
    </style:style>
    <style:style style:name="P27" style:parent-style-name="PreformattedText" style:family="paragraph">
      <style:paragraph-properties fo:margin-bottom="0.1965in"/>
    </style:style>
    <style:style style:name="P28" style:parent-style-name="Textbody" style:family="paragraph"/>
    <style:style style:name="TableColumn30" style:family="table-column">
      <style:table-column-properties style:column-width="1.7548in" style:use-optimal-column-width="false"/>
    </style:style>
    <style:style style:name="TableColumn31" style:family="table-column">
      <style:table-column-properties style:column-width="3.7868in" style:use-optimal-column-width="false"/>
    </style:style>
    <style:style style:name="Table29" style:family="table">
      <style:table-properties style:width="5.5416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38" style:family="table-row">
      <style:table-row-properties style:use-optimal-row-height="false"/>
    </style:style>
    <style:style style:name="TableCell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0" style:family="table-row">
      <style:table-row-properties style:use-optimal-row-height="false"/>
    </style:style>
    <style:style style:name="TableCell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h text:style-name="P1" text:outline-level="2"><text:span text:style-name="StrongEmphasis">Scenario-Based Question Solutions</text:span></text:h>
      <text:h text:style-name="Heading3" text:outline-level="3"><text:span text:style-name="StrongEmphasis">1️⃣ Debugging a Function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reformattedText"><text:span text:style-name="SourceText">def multiply_numbers(a, b=2, c):</text:span></text:p>
      <text:p text:style-name="PreformattedText"><text:span text:style-name="SourceText"><text:s text:c="4"/>return a * b * c</text:span></text:p>
      <text:p text:style-name="PreformattedText"/>
      <text:p text:style-name="P2"><text:span text:style-name="SourceText">print(multiply_numbers(3, 4))</text:span></text:p>
      <text:p text:style-name="Textbody"><text:span text:style-name="StrongEmphasis">Issue:</text:span></text:p>
      <text:list text:style-name="LFO1" text:continue-numbering="true">
        <text:list-item>
          <text:p text:style-name="P3"><text:span text:style-name="StrongEmphasis">Default arguments must come after required arguments</text:span>.</text:p>
        </text:list-item>
        <text:list-item>
          <text:p text:style-name="P4"><text:span text:style-name="SourceText">c</text:span><text:s/>is a required argument but comes<text:s/><text:span text:style-name="StrongEmphasis">after</text:span><text:s/><text:span text:style-name="SourceText">b</text:span>, which has a default value.</text:p>
        </text:list-item>
      </text:list>
      <text:p text:style-name="Textbody"><text:span text:style-name="StrongEmphasis">Fixed Code:</text:span></text:p>
      <text:p text:style-name="PreformattedText">python</text:p>
      <text:p text:style-name="PreformattedText">CopyEdit</text:p>
      <text:p text:style-name="PreformattedText"><text:span text:style-name="SourceText">def multiply_numbers(a, c, b=2):</text:span></text:p>
      <text:p text:style-name="PreformattedText"><text:span text:style-name="SourceText"><text:s text:c="4"/>return a * b * c</text:span></text:p>
      <text:p text:style-name="PreformattedText"/>
      <text:p text:style-name="P5"><text:span text:style-name="SourceText">print(multiply_numbers(3, 4)) <text:s/># Output: 24</text:span></text:p>
      <text:p text:style-name="HorizontalLine"/>
      <text:h text:style-name="Heading3" text:outline-level="3"><text:span text:style-name="StrongEmphasis">2️⃣ File Handling Issue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reformattedText"><text:span text:style-name="SourceText">with open("data.txt", "r") as file:</text:span></text:p>
      <text:p text:style-name="P6"><text:span text:style-name="SourceText"><text:s text:c="4"/>file.write("Adding new data")</text:span></text:p>
      <text:p text:style-name="Textbody"><text:span text:style-name="StrongEmphasis">Issue:</text:span></text:p>
      <text:list text:style-name="LFO2" text:continue-numbering="true">
        <text:list-item>
          <text:p text:style-name="P7">The file is opened in<text:s/><text:span text:style-name="StrongEmphasis">read mode ("r")</text:span>, so writing is not allowed.</text:p>
        </text:list-item>
      </text:list>
      <text:p text:style-name="Textbody"><text:span text:style-name="StrongEmphasis">Fixed Code:</text:span></text:p>
      <text:p text:style-name="PreformattedText">python</text:p>
      <text:p text:style-name="PreformattedText">CopyEdit</text:p>
      <text:p text:style-name="PreformattedText"><text:span text:style-name="SourceText">with open("data.txt", "w") as file: <text:s/># "w" mode allows writing</text:span></text:p>
      <text:p text:style-name="P8"><text:span text:style-name="SourceText"><text:s text:c="4"/>file.write("Adding new data")</text:span></text:p>
      <text:p text:style-name="HorizontalLine"/>
      <text:h text:style-name="Heading3" text:outline-level="3"><text:span text:style-name="StrongEmphasis">3️⃣ Handling Dynamic Web Elements in Selenium</text:span></text:h>
      <text:p text:style-name="Textbody"><text:span text:style-name="StrongEmphasis">Problem:</text:span><text:line-break/>The script fails because the element appears<text:s/><text:span text:style-name="StrongEmphasis">after 5 seconds</text:span>.</text:p>
      <text:p text:style-name="Textbody"><text:span text:style-name="StrongEmphasis">Solution:</text:span><text:s/>Use<text:s/><text:span text:style-name="StrongEmphasis">explicit waits</text:span><text:s/>instead of<text:s/><text:span text:style-name="SourceText">time.sleep()</text:span>.</text:p>
      <text:soft-page-break/>
      <text:p text:style-name="PreformattedText">python</text:p>
      <text:p text:style-name="PreformattedText">CopyEdit</text:p>
      <text:p text:style-name="PreformattedText"><text:span text:style-name="SourceText">from selenium.webdriver.common.by import By</text:span></text:p>
      <text:p text:style-name="PreformattedText"><text:span text:style-name="SourceText">from selenium.webdriver.support.ui import WebDriverWait</text:span></text:p>
      <text:p text:style-name="PreformattedText"><text:span text:style-name="SourceText">from selenium.webdriver.support import expected_conditions as EC</text:span></text:p>
      <text:p text:style-name="PreformattedText"/>
      <text:p text:style-name="PreformattedText"><text:span text:style-name="SourceText">wait = WebDriverWait(driver, 10) <text:s/># Wait for max 10 sec</text:span></text:p>
      <text:p text:style-name="PreformattedText"><text:span text:style-name="SourceText">element = wait.until(EC.presence_of_element_located((By.ID, "dynamicElement")))</text:span></text:p>
      <text:p text:style-name="P9"><text:span text:style-name="SourceText">element.click()</text:span></text:p>
      <text:list text:style-name="LFO3" text:continue-numbering="true">
        <text:list-item>
          <text:p text:style-name="P10">✅<text:s/><text:span text:style-name="SourceText">WebDriverWait</text:span><text:span text:style-name="StrongEmphasis"><text:s/>waits dynamically</text:span><text:s/>until the element appears.</text:p>
        </text:list-item>
      </text:list>
      <text:p text:style-name="HorizontalLine"/>
      <text:h text:style-name="Heading3" text:outline-level="3"><text:span text:style-name="StrongEmphasis">5️⃣ Removing Duplicates While Maintaining Order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11"><text:span text:style-name="SourceText">nums = [4, 2, 2, 5, 4, 7]</text:span></text:p>
      <text:p text:style-name="Textbody"><text:span text:style-name="StrongEmphasis">Solution (One-Liner Using<text:s/></text:span><text:span text:style-name="SourceText">dict.fromkeys</text:span><text:span text:style-name="StrongEmphasis">)</text:span></text:p>
      <text:p text:style-name="PreformattedText">python</text:p>
      <text:p text:style-name="PreformattedText">CopyEdit</text:p>
      <text:p text:style-name="PreformattedText"><text:span text:style-name="SourceText">unique_nums = list(dict.fromkeys(nums))</text:span></text:p>
      <text:p text:style-name="P12"><text:span text:style-name="SourceText">print(unique_nums) <text:s/># Output: [4, 2, 5, 7]</text:span></text:p>
      <text:list text:style-name="LFO4" text:continue-numbering="true">
        <text:list-item>
          <text:p text:style-name="P13">✅<text:s/><text:span text:style-name="SourceText">dict.fromkeys()</text:span><text:span text:style-name="StrongEmphasis"><text:s/>keeps the order</text:span><text:s/>and removes duplicates.</text:p>
        </text:list-item>
      </text:list>
      <text:p text:style-name="HorizontalLine"/>
      <text:h text:style-name="Heading3" text:outline-level="3"><text:span text:style-name="StrongEmphasis">6️⃣ Exception Handling for Division by Zero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reformattedText"><text:span text:style-name="SourceText">def divide_numbers(a, b):</text:span></text:p>
      <text:p text:style-name="P14"><text:span text:style-name="SourceText"><text:s text:c="4"/>return a / b</text:span></text:p>
      <text:p text:style-name="Textbody"><text:span text:style-name="StrongEmphasis">Fix:</text:span></text:p>
      <text:p text:style-name="PreformattedText">python</text:p>
      <text:p text:style-name="PreformattedText">CopyEdit</text:p>
      <text:p text:style-name="PreformattedText"><text:span text:style-name="SourceText">def divide_numbers(a, b):</text:span></text:p>
      <text:p text:style-name="PreformattedText"><text:span text:style-name="SourceText"><text:s text:c="4"/>try:</text:span></text:p>
      <text:p text:style-name="PreformattedText"><text:span text:style-name="SourceText"><text:s text:c="8"/>return a / b</text:span></text:p>
      <text:p text:style-name="PreformattedText"><text:span text:style-name="SourceText"><text:s text:c="4"/>except ZeroDivisionError:</text:span></text:p>
      <text:p text:style-name="PreformattedText"><text:span text:style-name="SourceText"><text:s text:c="8"/>return "Cannot divide by zero"</text:span></text:p>
      <text:p text:style-name="PreformattedText"/>
      <text:p text:style-name="P15"><text:span text:style-name="SourceText">print(divide_numbers(10, 0)) <text:s/># Output: Cannot divide by zero</text:span></text:p>
      <text:p text:style-name="HorizontalLine"/>
      <text:h text:style-name="Heading3" text:outline-level="3"><text:span text:style-name="StrongEmphasis">7️⃣ Memory Optimization for Large Lists</text:span></text:h>
      <text:p text:style-name="Textbody"><text:span text:style-name="StrongEmphasis">Problem:</text:span></text:p>
      <text:soft-page-break/>
      <text:p text:style-name="PreformattedText">python</text:p>
      <text:p text:style-name="PreformattedText">CopyEdit</text:p>
      <text:p text:style-name="PreformattedText"><text:span text:style-name="SourceText">def create_large_list():</text:span></text:p>
      <text:p text:style-name="P16"><text:span text:style-name="SourceText"><text:s text:c="4"/>my_list = [i for i in range(10**7)] <text:s/># Huge memory usage</text:span></text:p>
      <text:p text:style-name="Textbody"><text:span text:style-name="StrongEmphasis">Fix:</text:span><text:s/>Use a<text:s/><text:span text:style-name="StrongEmphasis">generator</text:span><text:s/>instead of a list.</text:p>
      <text:p text:style-name="PreformattedText">python</text:p>
      <text:p text:style-name="PreformattedText">CopyEdit</text:p>
      <text:p text:style-name="PreformattedText"><text:span text:style-name="SourceText">def create_large_list():</text:span></text:p>
      <text:p text:style-name="PreformattedText"><text:span text:style-name="SourceText"><text:s text:c="4"/>return (i for i in range(10**7)) <text:s/># Uses less memory</text:span></text:p>
      <text:p text:style-name="PreformattedText"/>
      <text:p text:style-name="PreformattedText"><text:span text:style-name="SourceText">gen = create_large_list()</text:span></text:p>
      <text:p text:style-name="P17"><text:span text:style-name="SourceText">print(next(gen)) <text:s/># Output: 0</text:span></text:p>
      <text:list text:style-name="LFO5" text:continue-numbering="true">
        <text:list-item>
          <text:p text:style-name="P18">✅<text:s/><text:span text:style-name="StrongEmphasis">Generators do not store all values in memory at once</text:span>.</text:p>
        </text:list-item>
      </text:list>
      <text:p text:style-name="HorizontalLine"/>
      <text:h text:style-name="Heading3" text:outline-level="3"><text:span text:style-name="StrongEmphasis">8️⃣ Fixing Selenium Element Not Clickable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19"><text:span text:style-name="SourceText">driver.find_element(By.ID, "submitBtn").click()</text:span></text:p>
      <text:p text:style-name="Textbody"><text:span text:style-name="StrongEmphasis">Possible Reasons &amp; Fixes:</text:span><text:s/>1️⃣<text:s/><text:span text:style-name="StrongEmphasis">Element not visible yet → Use<text:s/></text:span><text:span text:style-name="SourceText">WebDriverWait</text:span></text:p>
      <text:p text:style-name="PreformattedText">python</text:p>
      <text:p text:style-name="PreformattedText">CopyEdit</text:p>
      <text:p text:style-name="PreformattedText"><text:span text:style-name="SourceText">from selenium.webdriver.support.ui import WebDriverWait</text:span></text:p>
      <text:p text:style-name="PreformattedText"><text:span text:style-name="SourceText">from selenium.webdriver.support import expected_conditions as EC</text:span></text:p>
      <text:p text:style-name="PreformattedText"/>
      <text:p text:style-name="PreformattedText"><text:span text:style-name="SourceText">wait = WebDriverWait(driver, 10)</text:span></text:p>
      <text:p text:style-name="PreformattedText"><text:span text:style-name="SourceText">button = wait.until(EC.element_to_be_clickable((By.ID, "submitBtn")))</text:span></text:p>
      <text:p text:style-name="P20"><text:span text:style-name="SourceText">button.click()</text:span></text:p>
      <text:p text:style-name="Textbody">2️⃣<text:s/><text:span text:style-name="StrongEmphasis">Element is behind another element → Use<text:s/></text:span><text:span text:style-name="SourceText">execute_script</text:span></text:p>
      <text:p text:style-name="PreformattedText">python</text:p>
      <text:p text:style-name="PreformattedText">CopyEdit</text:p>
      <text:p text:style-name="PreformattedText"><text:span text:style-name="SourceText">button = driver.find_element(By.ID, "submitBtn")</text:span></text:p>
      <text:p text:style-name="P21"><text:span text:style-name="SourceText">driver.execute_script("arguments[0].click();", button)</text:span></text:p>
      <text:list text:style-name="LFO6" text:continue-numbering="true">
        <text:list-item>
          <text:p text:style-name="P22">✅ This forces a click using JavaScript.</text:p>
        </text:list-item>
      </text:list>
      <text:p text:style-name="HorizontalLine"/>
      <text:h text:style-name="Heading3" text:outline-level="3"><text:span text:style-name="StrongEmphasis">9️⃣ Safely Accessing a Dictionary Key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23"><text:span text:style-name="SourceText">data = {"name": "Alice", "age": 25}</text:span></text:p>
      <text:p text:style-name="Textbody"><text:span text:style-name="StrongEmphasis">Fix (Using<text:s/></text:span><text:span text:style-name="SourceText">.get()</text:span><text:span text:style-name="StrongEmphasis">)</text:span></text:p>
      <text:soft-page-break/>
      <text:p text:style-name="PreformattedText">python</text:p>
      <text:p text:style-name="PreformattedText">CopyEdit</text:p>
      <text:p text:style-name="PreformattedText"><text:span text:style-name="SourceText">city = data.get("city", "Unknown")</text:span></text:p>
      <text:p text:style-name="P24"><text:span text:style-name="SourceText">print(city) <text:s/># Output: Unknown</text:span></text:p>
      <text:list text:style-name="LFO7" text:continue-numbering="true">
        <text:list-item>
          <text:p text:style-name="P25">✅<text:s/><text:span text:style-name="SourceText">.get()</text:span><text:span text:style-name="StrongEmphasis"><text:s/>avoids KeyError</text:span><text:s/>and returns<text:s/><text:span text:style-name="SourceText">"Unknown"</text:span><text:s/>if<text:s/><text:span text:style-name="SourceText">"city"</text:span><text:s/>doesn’t exist.</text:p>
        </text:list-item>
      </text:list>
      <text:p text:style-name="HorizontalLine"/>
      <text:h text:style-name="Heading3" text:outline-level="3"><text:span text:style-name="StrongEmphasis">🔟 Finding Duplicate Characters in a String</text:span></text:h>
      <text:p text:style-name="Textbody"><text:span text:style-name="StrongEmphasis">Problem:</text:span></text:p>
      <text:p text:style-name="PreformattedText">python</text:p>
      <text:p text:style-name="PreformattedText">CopyEdit</text:p>
      <text:p text:style-name="P26"><text:span text:style-name="SourceText">text = "automation"</text:span></text:p>
      <text:p text:style-name="Textbody"><text:span text:style-name="StrongEmphasis">Solution:</text:span></text:p>
      <text:p text:style-name="PreformattedText">python</text:p>
      <text:p text:style-name="PreformattedText">CopyEdit</text:p>
      <text:p text:style-name="PreformattedText"><text:span text:style-name="SourceText">from collections import Counter</text:span></text:p>
      <text:p text:style-name="PreformattedText"/>
      <text:p text:style-name="PreformattedText"><text:span text:style-name="SourceText">text = "automation"</text:span></text:p>
      <text:p text:style-name="PreformattedText"><text:span text:style-name="SourceText">char_count = Counter(text)</text:span></text:p>
      <text:p text:style-name="PreformattedText"/>
      <text:p text:style-name="PreformattedText"><text:span text:style-name="SourceText">duplicates = [char for char, count in char_count.items() if count &gt; 1]</text:span></text:p>
      <text:p text:style-name="P27"><text:span text:style-name="SourceText">print(duplicates) <text:s/># Output: ['a', 'o', 't']</text:span></text:p>
      <text:list text:style-name="LFO8" text:continue-numbering="true">
        <text:list-item>
          <text:p text:style-name="P28">✅ Uses<text:s/><text:span text:style-name="SourceText">Counter()</text:span><text:s/>from<text:s/><text:span text:style-name="SourceText">collections</text:span><text:s/>module to count character frequency.</text:p>
        </text:list-item>
      </text:list>
      <text:p text:style-name="HorizontalLine"/>
      <text:h text:style-name="Heading2" text:outline-level="2"><text:span text:style-name="StrongEmphasis">Summary of Fixes</text:span></text:h>
      <table:table table:style-name="Table29">
        <table:table-columns>
          <table:table-column table:style-name="TableColumn30"/>
          <table:table-column table:style-name="TableColumn31"/>
        </table:table-columns>
        <table:table-header-rows>
          <table:table-row table:style-name="TableRow32">
            <table:table-cell table:style-name="TableCell33">
              <text:p text:style-name="TableHeading"><text:span text:style-name="StrongEmphasis">Scenario</text:span></text:p>
            </table:table-cell>
            <table:table-cell table:style-name="TableCell34">
              <text:p text:style-name="TableHeading"><text:span text:style-name="StrongEmphasis">Fix</text:span></text:p>
            </table:table-cell>
          </table:table-row>
        </table:table-header-rows>
        <table:table-row table:style-name="TableRow35">
          <table:table-cell table:style-name="TableCell36">
            <text:p text:style-name="TableContents">Debugging Function</text:p>
          </table:table-cell>
          <table:table-cell table:style-name="TableCell37">
            <text:p text:style-name="TableContents">Fixed default arguments order</text:p>
          </table:table-cell>
        </table:table-row>
        <table:table-row table:style-name="TableRow38">
          <table:table-cell table:style-name="TableCell39">
            <text:p text:style-name="TableContents">File Handling Issue</text:p>
          </table:table-cell>
          <table:table-cell table:style-name="TableCell40">
            <text:p text:style-name="TableContents">Opened file in "w" mode for writing</text:p>
          </table:table-cell>
        </table:table-row>
        <table:table-row table:style-name="TableRow41">
          <table:table-cell table:style-name="TableCell42">
            <text:p text:style-name="TableContents">Selenium Wait Issue</text:p>
          </table:table-cell>
          <table:table-cell table:style-name="TableCell43">
            <text:p text:style-name="TableContents">Used<text:s/><text:span text:style-name="SourceText">WebDriverWait</text:span><text:s/>instead of<text:s/><text:span text:style-name="SourceText">time.sleep()</text:span></text:p>
          </table:table-cell>
        </table:table-row>
        <table:table-row table:style-name="TableRow44">
          <table:table-cell table:style-name="TableCell45">
            <text:p text:style-name="TableContents">API Response Validation</text:p>
          </table:table-cell>
          <table:table-cell table:style-name="TableCell46">
            <text:p text:style-name="TableContents">Used assertions for checking response JSON</text:p>
          </table:table-cell>
        </table:table-row>
        <table:table-row table:style-name="TableRow47">
          <table:table-cell table:style-name="TableCell48">
            <text:p text:style-name="TableContents">Remove Duplicates</text:p>
          </table:table-cell>
          <table:table-cell table:style-name="TableCell49">
            <text:p text:style-name="TableContents">Used<text:s/><text:span text:style-name="SourceText">dict.fromkeys()</text:span></text:p>
          </table:table-cell>
        </table:table-row>
        <table:table-row table:style-name="TableRow50">
          <table:table-cell table:style-name="TableCell51">
            <text:p text:style-name="TableContents">Exception Handling</text:p>
          </table:table-cell>
          <table:table-cell table:style-name="TableCell52">
            <text:p text:style-name="TableContents">Used<text:s/><text:span text:style-name="SourceText">try-except</text:span><text:s/>to catch<text:s/><text:span text:style-name="SourceText">ZeroDivisionError</text:span></text:p>
          </table:table-cell>
        </table:table-row>
        <table:table-row table:style-name="TableRow53">
          <table:table-cell table:style-name="TableCell54">
            <text:p text:style-name="TableContents">Memory Optimization</text:p>
          </table:table-cell>
          <table:table-cell table:style-name="TableCell55">
            <text:p text:style-name="TableContents">Used a generator instead of a list</text:p>
          </table:table-cell>
        </table:table-row>
        <table:table-row table:style-name="TableRow56">
          <table:table-cell table:style-name="TableCell57">
            <text:p text:style-name="TableContents">Selenium Click Issue</text:p>
          </table:table-cell>
          <table:table-cell table:style-name="TableCell58">
            <text:p text:style-name="TableContents">Used<text:s/><text:span text:style-name="SourceText">WebDriverWait</text:span><text:s/>and JavaScript click</text:p>
          </table:table-cell>
        </table:table-row>
        <table:table-row table:style-name="TableRow59">
          <table:table-cell table:style-name="TableCell60">
            <text:p text:style-name="TableContents">Dictionary Key Access</text:p>
          </table:table-cell>
          <table:table-cell table:style-name="TableCell61">
            <text:p text:style-name="TableContents">Used<text:s/><text:span text:style-name="SourceText">.get()</text:span><text:s/>to avoid<text:s/><text:span text:style-name="SourceText">KeyError</text:span></text:p>
          </table:table-cell>
        </table:table-row>
        <table:table-row table:style-name="TableRow62">
          <table:table-cell table:style-name="TableCell63">
            <text:p text:style-name="TableContents">Finding Duplicates</text:p>
          </table:table-cell>
          <table:table-cell table:style-name="TableCell64">
            <text:p text:style-name="TableContents">Used<text:s/><text:span text:style-name="SourceText">Counter()</text:span><text:s/>to count character frequency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2" style:display-name="Heading 2" style:family="paragraph" style:parent-style-name="Heading" style:next-style-name="Textbody" style:default-outline-level="2">
      <style:paragraph-properties fo:margin-top="0.1388in"/>
      <style:text-properties style:font-name="Liberation Serif" style:font-name-asian="NSimSun"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style:font-name-asian="NSimSun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man Kumar</meta:initial-creator>
    <dc:creator>AMAN KUMAR</dc:creator>
    <meta:creation-date>2025-02-10T14:51:00Z</meta:creation-date>
    <dc:date>2025-02-11T18:30:00Z</dc:date>
    <meta:template xlink:href="Normal.dotm" xlink:type="simple"/>
    <meta:editing-cycles>1</meta:editing-cycles>
    <meta:editing-duration>PT0S</meta:editing-duration>
    <meta:document-statistic meta:page-count="4" meta:paragraph-count="8" meta:word-count="637" meta:character-count="4260" meta:row-count="30" meta:non-whitespace-character-count="3631"/>
  </office:meta>
</office:document-meta>
</file>